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77916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b9963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6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8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9a77b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bb9963" style:font-size-asian="11pt" style:language-asian="zxx" style:country-asian="none" style:font-size-complex="11pt" style:language-complex="zxx" style:country-complex="none"/>
    </style:style>
    <style:style style:name="P9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ca4c0" officeooo:paragraph-rsid="00bca4c0" style:font-size-asian="11pt" style:language-asian="zxx" style:country-asian="none" style:font-size-complex="11pt" style:language-complex="zxx" style:country-complex="none"/>
    </style:style>
    <style:style style:name="P91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94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105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106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7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8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9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10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11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12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13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14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5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16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7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8" style:family="paragraph" style:parent-style-name="Text_20_body">
      <style:paragraph-properties fo:margin-top="0in" fo:margin-bottom="0.2201in" style:contextual-spacing="false"/>
      <style:text-properties officeooo:rsid="00b0a6e3" officeooo:paragraph-rsid="00b0a6e3"/>
    </style:style>
    <style:style style:name="P119" style:family="paragraph" style:parent-style-name="Text_20_body">
      <style:paragraph-properties fo:margin-top="0in" fo:margin-bottom="0.2201in" style:contextual-spacing="false"/>
      <style:text-properties officeooo:rsid="00b1f489" officeooo:paragraph-rsid="00b1f489"/>
    </style:style>
    <style:style style:name="P120" style:family="paragraph" style:parent-style-name="Text_20_body">
      <style:paragraph-properties fo:margin-top="0in" fo:margin-bottom="0.0201in" style:contextual-spacing="false"/>
      <style:text-properties officeooo:paragraph-rsid="00b77916"/>
    </style:style>
    <style:style style:name="P1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e4b04" officeooo:paragraph-rsid="00be4b04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2ba05" officeooo:paragraph-rsid="00c2ba05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bb9963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officeooo:rsid="00b0a6e3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" fo:font-size="11pt" fo:language="zxx" fo:country="none" officeooo:rsid="00b77916" style:font-size-asian="11pt" style:language-asian="zxx" style:country-asian="none" style:font-size-complex="11pt" style:language-complex="zxx" style:country-complex="none"/>
    </style:style>
    <style:style style:name="T29" style:family="text">
      <style:text-properties style:font-name="Ubuntu" fo:font-size="11pt" fo:language="zxx" fo:country="none" officeooo:rsid="00b8962e" style:font-size-asian="11pt" style:language-asian="zxx" style:country-asian="none" style:font-size-complex="11pt" style:language-complex="zxx" style:country-complex="none"/>
    </style:style>
    <style:style style:name="T30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" style:family="text">
      <style:text-properties style:font-name="Ubuntu" fo:font-size="11pt" officeooo:rsid="00514690" style:font-size-asian="11pt" style:font-size-complex="11pt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fo:font-weight="bold" style:font-weight-asian="bold" style:font-weight-complex="bold"/>
    </style:style>
    <style:style style:name="T35" style:family="text">
      <style:text-properties fo:color="#c9211e" loext:opacity="100%" fo:font-weight="bold" officeooo:rsid="004d786d" style:font-weight-asian="bold" style:font-weight-complex="bold"/>
    </style:style>
    <style:style style:name="T36" style:family="text">
      <style:text-properties fo:color="#c9211e" loext:opacity="100%" fo:font-weight="bold" officeooo:rsid="004ee2e8" style:font-weight-asian="bold" style:font-weight-complex="bold"/>
    </style:style>
    <style:style style:name="T37" style:family="text">
      <style:text-properties fo:color="#c9211e" loext:opacity="100%" officeooo:rsid="004ee2e8"/>
    </style:style>
    <style:style style:name="T38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9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0" style:family="text">
      <style:text-properties fo:color="#c9211e" loext:opacity="100%" officeooo:rsid="004ca4ae"/>
    </style:style>
    <style:style style:name="T41" style:family="text">
      <style:text-properties officeooo:rsid="004d786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ee2e8"/>
    </style:style>
    <style:style style:name="T44" style:family="text">
      <style:text-properties fo:color="#000000" loext:opacity="100%" fo:font-weight="bold" officeooo:rsid="004d786d" style:font-weight-asian="bold" style:font-weight-complex="bold"/>
    </style:style>
    <style:style style:name="T45" style:family="text">
      <style:text-properties fo:color="#000000" loext:opacity="100%" fo:font-weight="bold" officeooo:rsid="004ee2e8" style:font-weight-asian="bold" style:font-weight-complex="bold"/>
    </style:style>
    <style:style style:name="T46" style:family="text">
      <style:text-properties officeooo:rsid="0057ab3a"/>
    </style:style>
    <style:style style:name="T47" style:family="text">
      <style:text-properties officeooo:rsid="00592596"/>
    </style:style>
    <style:style style:name="T48" style:family="text">
      <style:text-properties officeooo:rsid="005a3bfa"/>
    </style:style>
    <style:style style:name="T49" style:family="text">
      <style:text-properties officeooo:rsid="005b5cb0"/>
    </style:style>
    <style:style style:name="T50" style:family="text">
      <style:text-properties officeooo:rsid="005da2c9"/>
    </style:style>
    <style:style style:name="T51" style:family="text">
      <style:text-properties officeooo:rsid="005f08d0"/>
    </style:style>
    <style:style style:name="T52" style:family="text">
      <style:text-properties officeooo:rsid="006020cf"/>
    </style:style>
    <style:style style:name="T53" style:family="text">
      <style:text-properties officeooo:rsid="0061dd2b"/>
    </style:style>
    <style:style style:name="T54" style:family="text">
      <style:text-properties officeooo:rsid="0064b584"/>
    </style:style>
    <style:style style:name="T55" style:family="text">
      <style:text-properties officeooo:rsid="004ca4ae"/>
    </style:style>
    <style:style style:name="T56" style:family="text">
      <style:text-properties officeooo:rsid="007772a6"/>
    </style:style>
    <style:style style:name="T57" style:family="text">
      <style:text-properties officeooo:rsid="00792d43"/>
    </style:style>
    <style:style style:name="T58" style:family="text">
      <style:text-properties officeooo:rsid="007b21cd"/>
    </style:style>
    <style:style style:name="T59" style:family="text">
      <style:text-properties officeooo:rsid="00817f3e"/>
    </style:style>
    <style:style style:name="T60" style:family="text">
      <style:text-properties officeooo:rsid="00a164be"/>
    </style:style>
    <style:style style:name="T61" style:family="text">
      <style:text-properties officeooo:rsid="00a19215"/>
    </style:style>
    <style:style style:name="T62" style:family="text">
      <style:text-properties officeooo:rsid="00a3d914"/>
    </style:style>
    <style:style style:name="T63" style:family="text">
      <style:text-properties officeooo:rsid="00a4e6c3"/>
    </style:style>
    <style:style style:name="T64" style:family="text">
      <style:text-properties officeooo:rsid="00b5960f"/>
    </style:style>
    <style:style style:name="T65" style:family="text">
      <style:text-properties officeooo:rsid="00b743dd"/>
    </style:style>
    <style:style style:name="T66" style:family="text">
      <style:text-properties officeooo:rsid="00b8dfe0"/>
    </style:style>
    <style:style style:name="T67" style:family="text">
      <style:text-properties officeooo:rsid="00ba585d"/>
    </style:style>
    <style:style style:name="T68" style:family="text">
      <style:text-properties officeooo:rsid="008b6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89">Un homee et un chien.</text:p>
      <text:p text:style-name="P89">Un policier et son cheval.<text:tab/><text:tab/><text:tab/>[ a polisje e son xaval ]</text:p>
      <text:p text:style-name="P89">Une femme et son chien.</text:p>
      <text:p text:style-name="P89"/>
      <text:p text:style-name="P89">Une femme et sa voiture.<text:tab/><text:tab/><text:tab/>[ un fam e sa vwatur ]</text:p>
      <text:p text:style-name="P89">Une femme et son chat.</text:p>
      <text:p text:style-name="P89">Un homme et sa voiture.</text:p>
      <text:p text:style-name="P89">Un homme et son chat.</text:p>
      <text:p text:style-name="P89"/>
      <text:p text:style-name="P89">Ils mangent leur sandwich.<text:tab/><text:tab/><text:tab/>[ il manxġ lor sandwiċ ]</text:p>
      <text:p text:style-name="P89">Elles mangent leurs sandwich.</text:p>
      <text:p text:style-name="P89">Ils lisent leur journal.<text:tab/><text:tab/><text:tab/><text:tab/>[ il liż lur xġurnal ]</text:p>
      <text:p text:style-name="P89">Ils lisent leurs journaux.<text:tab/><text:tab/><text:tab/>[ il liż lur xġurno ]</text:p>
      <text:p text:style-name="P89">Elles lisent leur livre.</text:p>
      <text:p text:style-name="P89">Ils mangent leurs pommes.<text:tab/><text:tab/><text:tab/>[ il manxġ lur pom ]</text:p>
      <text:p text:style-name="P89">Elle mange sa pomme.<text:tab/><text:tab/><text:tab/>[ el manxġ sa pom ]</text:p>
      <text:p text:style-name="P89"/>
      <text:p text:style-name="P90">Une famille.<text:tab/><text:tab/><text:tab/><text:tab/><text:tab/>[ un fami ]</text:p>
      <text:p text:style-name="P90">Un homme et son fils.<text:tab/><text:tab/><text:tab/>[ a nom e so fis ]</text:p>
      <text:p text:style-name="P121">Une femme et sa fille.<text:tab/><text:tab/><text:tab/>[ in fam e sa fi ]</text:p>
      <text:p text:style-name="P121"/>
      <text:p text:style-name="P122">une fille et sa m<text:span text:style-name="T68">é</text:span>re<text:tab/><text:tab/><text:tab/><text:tab/>[ un fi e sa mer ]</text:p>
      <text:p text:style-name="P122">une gar<text:span text:style-name="T68">ç</text:span>on et son p<text:span text:style-name="T68">é</text:span>re<text:tab/><text:tab/><text:tab/>[ a garso e son per ]</text:p>
      <text:p text:style-name="P122"/>
      <text:p text:style-name="P122">la m<text:span text:style-name="T68">é</text:span>re</text:p>
      <text:p text:style-name="P122">la fille</text:p>
      <text:p text:style-name="P122">le p<text:span text:style-name="T68">é</text:span>re</text:p>
      <text:p text:style-name="P122">le fils<text:tab/><text:tab/><text:tab/><text:tab/><text:tab/><text:tab/>[ le fis ]</text:p>
      <text:p text:style-name="P122"/>
      <text:p text:style-name="P122">deux filles et leurs parents<text:tab/><text:tab/><text:tab/>[ du fi e lor paro ]</text:p>
      <text:p text:style-name="P122">un b<text:span text:style-name="T68">é</text:span>b<text:span text:style-name="T68">é<text:tab/><text:tab/><text:tab/><text:tab/><text:tab/></text:span>[ a bebe ]</text:p>
      <text:p text:style-name="P122">une femme et son mari<text:tab/><text:tab/><text:tab/>[ un fam e son mari <text:s/>]</text:p>
      <text:p text:style-name="P122"><text:soft-page-break/>une fille et ses parents<text:tab/><text:tab/><text:tab/>[ un fi e se paro ]</text:p>
      <text:p text:style-name="P89"/>
      <text:p text:style-name="P89"/>
      <text:p text:style-name="P89">Son , sa, leur, leurs </text:p>
      <text:p text:style-name="P3"/>
      <text:p text:style-name="P74">é è à ù â ê î ô û ë ï ü ç œ æ É È À Ù Â Ê Î Ô Û Ë Ï Ü Ç Œ Æ</text:p>
      <text:p text:style-name="P74"/>
      <text:p text:style-name="P74"/>
      <text:p text:style-name="P10">Bonjour.</text:p>
      <text:p text:style-name="P10">Au revoir.</text:p>
      <text:p text:style-name="P8"/>
      <text:p text:style-name="P10">Une fille.<text:tab/><text:tab/><text:span text:style-name="T47">[ un fi ]</text:span></text:p>
      <text:p text:style-name="P10">Un garçon.<text:tab/> <text:tab/><text:span text:style-name="T47">[ qa garso ]</text:span></text:p>
      <text:p text:style-name="P10">Une femme.<text:tab/><text:tab/><text:span text:style-name="T47">[ un f</text:span><text:span text:style-name="T53">a</text:span><text:span text:style-name="T47">m ]</text:span></text:p>
      <text:p text:style-name="P10">Un homme.<text:tab/><text:tab/><text:span text:style-name="T47">[ qa n_om ]</text:span></text:p>
      <text:p text:style-name="P10"/>
      <text:p text:style-name="P13">Les <text:s/><text:span text:style-name="T46">garçon</text:span>s.<text:tab/><text:tab/>[ le garso ]</text:p>
      <text:p text:style-name="P13">Les filles.<text:tab/><text:tab/>[ le fi ]<text:tab/></text:p>
      <text:p text:style-name="P14">L<text:span text:style-name="T52">es </text:span>hommes.<text:tab/><text:tab/><text:span text:style-name="T52">[le ż_om]</text:span></text:p>
      <text:p text:style-name="P17">Les femmes<text:tab/><text:tab/><text:span text:style-name="T52">[ le fam ]</text:span></text:p>
      <text:p text:style-name="P17"/>
      <text:p text:style-name="P8"><text:span text:style-name="T42">Mang</text:span><text:span text:style-name="T34">er</text:span> [ man-xġe ] (to eat)</text:p>
      <text:p text:style-name="P8">Je<text:tab/><text:tab/>mang<text:span text:style-name="T33">e</text:span><text:tab/><text:tab/>[ xġ man-xġ ]</text:p>
      <text:p text:style-name="P8">Tu<text:tab/><text:tab/>mang<text:span text:style-name="T33">es</text:span><text:tab/>[ tu man-xġ ]</text:p>
      <text:p text:style-name="P8">Il, elle, on<text:tab/>mang<text:span text:style-name="T33">e</text:span><text:tab/><text:tab/>[ il, el, qu man-xġ ]</text:p>
      <text:p text:style-name="P8">Nous<text:tab/><text:tab/>mang<text:span text:style-name="T33">eons</text:span><text:tab/>[ nu man-xġo ]</text:p>
      <text:p text:style-name="P8">Vous<text:tab/><text:tab/>mang<text:span text:style-name="T33">ez</text:span><text:tab/>[ vu man-xġe ]</text:p>
      <text:p text:style-name="P8">Ils, elles<text:tab/>mang<text:span text:style-name="T33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33">re</text:span></text:span> <text:tab/>[ bwa ] (to drink)<text:tab/><text:tab/><text:tab/><text:tab/><text:span text:style-name="Strong_20_Emphasis">oi -&gt; </text:span><text:span text:style-name="Strong_20_Emphasis"><text:span text:style-name="T50">wa</text:span></text:span></text:p>
      <text:p text:style-name="P8">Je<text:tab/><text:tab/>boi<text:span text:style-name="T33">s</text:span><text:tab/><text:tab/>[ xġ bwa ]</text:p>
      <text:p text:style-name="P8">Tu<text:tab/><text:tab/>boi<text:span text:style-name="T33">s</text:span><text:tab/><text:tab/>[ tu bwa ]</text:p>
      <text:p text:style-name="P8">Il, elle, on<text:tab/>boi<text:span text:style-name="T33">t</text:span><text:tab/><text:tab/>[ il, el, qu bwa ]</text:p>
      <text:p text:style-name="P8">Nous<text:tab/><text:tab/>buv<text:span text:style-name="T33">ons</text:span><text:tab/>[ nu buvo ]</text:p>
      <text:p text:style-name="P8">Vous<text:tab/><text:tab/>buv<text:span text:style-name="T33">ez</text:span><text:tab/><text:tab/>[ vu buve ]</text:p>
      <text:p text:style-name="P8">Ils, elles<text:tab/>boiv<text:span text:style-name="T33">ent</text:span><text:tab/>[ il, el bwav ]</text:p>
      <text:p text:style-name="P8"><text:soft-page-break/></text:p>
      <text:p text:style-name="P8"/>
      <text:p text:style-name="P8"/>
      <text:p text:style-name="P16"><text:span text:style-name="T45">Cour</text:span><text:span text:style-name="T36">ir</text:span><text:span text:style-name="T33"><text:tab/></text:span>[ <text:span text:style-name="T43">kurir</text:span>] <text:span text:style-name="T54">(to run)</text:span></text:p>
      <text:p text:style-name="P15"/>
      <text:p text:style-name="P16">Je <text:s/><text:span text:style-name="T43">cour</text:span><text:span text:style-name="T37">s</text:span><text:tab/><text:tab/>[ xġ <text:s/><text:span text:style-name="T43">kur</text:span><text:span text:style-name="T41"> </text:span>]<text:tab/><text:tab/></text:p>
      <text:p text:style-name="P93"><text:span text:style-name="T2">Tu </text:span><text:span text:style-name="T3">cour</text:span><text:span text:style-name="T38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43">cour</text:span><text:span text:style-name="T37">t</text:span><text:tab/>[ il, el, qu <text:s/><text:span text:style-name="T43">kur</text:span><text:span text:style-name="T41"> </text:span>]<text:tab/><text:tab/></text:p>
      <text:p text:style-name="P16"/>
      <text:p text:style-name="P16">nous <text:span text:style-name="T43">cour</text:span><text:span text:style-name="T33">ons</text:span><text:tab/><text:tab/>[ nu <text:span text:style-name="T43">kuro</text:span><text:span text:style-name="T41"> </text:span>]<text:tab/><text:tab/><text:tab/></text:p>
      <text:p text:style-name="P16">vous <text:span text:style-name="T43">cour</text:span><text:span text:style-name="T33">ez</text:span><text:tab/><text:tab/>[ vu <text:s/><text:span text:style-name="T43">kure</text:span><text:span text:style-name="T41"> </text:span>]<text:tab/><text:tab/><text:tab/></text:p>
      <text:p text:style-name="P19"><text:span text:style-name="T55">ils, elles </text:span><text:span text:style-name="T43">cour</text:span><text:span text:style-name="T40">ent</text:span><text:span text:style-name="T55"><text:tab/>[ il, el </text:span><text:span text:style-name="T43">kur</text:span><text:span text:style-name="T41"> </text:span><text:span text:style-name="T55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33">s</text:span><text:tab/><text:tab/>[ xġ li ]</text:p>
      <text:p text:style-name="P8">Tu<text:tab/><text:tab/>li<text:span text:style-name="T33">s</text:span><text:tab/><text:tab/>[ tu li ]</text:p>
      <text:p text:style-name="P8">Il, elle, on<text:tab/>li<text:span text:style-name="T33">t</text:span><text:tab/><text:tab/>[ il, el, qu li ]</text:p>
      <text:p text:style-name="P8">Nous<text:tab/><text:tab/>lis<text:span text:style-name="T33">ons<text:tab/></text:span><text:tab/>[ nu li<text:span text:style-name="T48">ż</text:span>o ]</text:p>
      <text:p text:style-name="P8">Vous<text:tab/><text:tab/>lise<text:span text:style-name="T33">z<text:tab/></text:span><text:tab/>[ vu li<text:span text:style-name="T48">ż</text:span>e ]</text:p>
      <text:p text:style-name="P8">Ils, elles<text:tab/>lis<text:span text:style-name="T33">ent</text:span><text:tab/><text:tab/>[ il, el li<text:span text:style-name="T48">ż</text:span> ]</text:p>
      <text:p text:style-name="P8"/>
      <text:p text:style-name="P92"><text:span text:style-name="T30">Cuisin</text:span><text:span text:style-name="T39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33">e<text:tab/></text:span><text:tab/>[ xġ k<text:span text:style-name="T49">w</text:span>i<text:span text:style-name="T49">ż</text:span>in ]</text:p>
      <text:p text:style-name="P8">Tu<text:tab/><text:tab/>cuisin<text:span text:style-name="T33">es</text:span><text:tab/>[ tu k<text:span text:style-name="T49">w</text:span>i<text:span text:style-name="T49">ż</text:span>in ]</text:p>
      <text:p text:style-name="P8">Il, elle, on<text:tab/>cuisin<text:span text:style-name="T33">e<text:tab/></text:span><text:tab/>[ il, el, qu k<text:span text:style-name="T49">w</text:span>i<text:span text:style-name="T49">ż</text:span>in ]</text:p>
      <text:p text:style-name="P8">Nous<text:tab/><text:tab/>cuisin<text:span text:style-name="T33">ons</text:span><text:tab/>[ nu k<text:span text:style-name="T49">w</text:span>i<text:span text:style-name="T49">ż</text:span>i-no ]</text:p>
      <text:p text:style-name="P8">Vous<text:tab/><text:tab/>cuisin<text:span text:style-name="T33">ez</text:span><text:tab/>[ vu k<text:span text:style-name="T49">w</text:span>i<text:span text:style-name="T49">ż</text:span>i-ne ]</text:p>
      <text:p text:style-name="P8">Ils, elles<text:tab/>cuisin<text:span text:style-name="T33">ent</text:span><text:tab/>[ il, el k<text:span text:style-name="T49">w</text:span>i<text:span text:style-name="T49">ż</text:span>in ]</text:p>
      <text:p text:style-name="P8"/>
      <text:p text:style-name="P8"><text:span text:style-name="T42">Écri</text:span><text:span text:style-name="T34">re</text:span> [ ek-<text:span text:style-name="T51">r</text:span>ir ] (to write)</text:p>
      <text:p text:style-name="P8">Je<text:tab/><text:tab/>écri<text:span text:style-name="T33">s</text:span><text:tab/><text:tab/>[ xġ ek<text:span text:style-name="T51">ri</text:span> ]</text:p>
      <text:p text:style-name="P8">Tu<text:tab/><text:tab/>écri<text:span text:style-name="T33">s</text:span><text:tab/><text:tab/>[ tu ek<text:span text:style-name="T51">ri</text:span>]</text:p>
      <text:p text:style-name="P8">Il, elle, on<text:tab/>écri<text:span text:style-name="T33">t<text:tab/></text:span><text:tab/>[ il, el, qu ek<text:span text:style-name="T51">ri</text:span>]</text:p>
      <text:p text:style-name="P8">Nous<text:tab/><text:tab/>écriv<text:span text:style-name="T33">ons</text:span><text:tab/>[ nu <text:span text:style-name="T49">ż_</text:span>ek<text:span text:style-name="T49">r</text:span>i-vo ]</text:p>
      <text:p text:style-name="P8">Vous<text:tab/><text:tab/>écrive<text:span text:style-name="T33">z<text:tab/></text:span><text:tab/>[ vu <text:span text:style-name="T49">ż_</text:span>ek<text:span text:style-name="T49">r</text:span>i-ve ]</text:p>
      <text:p text:style-name="P11">Ils, elles<text:tab/>écriv<text:span text:style-name="T33">ent</text:span><text:tab/>[ il, el <text:span text:style-name="T49">ż_ ekgri</text:span> ]</text:p>
      <text:p text:style-name="P11"><text:soft-page-break/></text:p>
      <text:p text:style-name="P11"/>
      <text:p text:style-name="P11"/>
      <text:p text:style-name="P16"><text:span text:style-name="T44">Nag</text:span><text:span text:style-name="T35">er</text:span><text:span text:style-name="T33"><text:tab/></text:span>[ <text:span text:style-name="T41">naxġe</text:span> ] <text:span text:style-name="T54">( to swim)</text:span></text:p>
      <text:p text:style-name="P15"/>
      <text:p text:style-name="P16">Je <text:s/><text:span text:style-name="T41">nag</text:span><text:span text:style-name="T33">e</text:span> <text:tab/><text:tab/>[ xġ <text:s/><text:span text:style-name="T41">naxġ </text:span>]<text:tab/><text:tab/></text:p>
      <text:p text:style-name="P16">Tu <text:span text:style-name="T41">nag</text:span><text:span text:style-name="T33">es</text:span><text:tab/><text:tab/>[ tu <text:span text:style-name="T41">naxġ </text:span>]<text:tab/><text:tab/><text:tab/></text:p>
      <text:p text:style-name="P16">il, elle, on <text:span text:style-name="T41">nag</text:span><text:span text:style-name="T33">e</text:span><text:tab/>[ il, el, qu <text:s/><text:span text:style-name="T41">naxġ </text:span>]<text:tab/><text:tab/></text:p>
      <text:p text:style-name="P16"/>
      <text:p text:style-name="P16">nous <text:span text:style-name="T41">nag</text:span><text:span text:style-name="T37">e</text:span><text:span text:style-name="T33">ons</text:span><text:tab/><text:tab/>[ nu <text:span text:style-name="T41">naxġo </text:span>]<text:tab/><text:tab/><text:tab/></text:p>
      <text:p text:style-name="P16">vous <text:span text:style-name="T41">nag</text:span><text:span text:style-name="T33">ez</text:span><text:tab/><text:tab/>[ vu <text:s/><text:span text:style-name="T41">naxġe </text:span>]<text:tab/><text:tab/><text:tab/></text:p>
      <text:p text:style-name="P16">ils, elles <text:span text:style-name="T41">nag</text:span><text:span text:style-name="T33">ent</text:span><text:tab/>[ il, el <text:span text:style-name="T41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<text:soft-page-break/>Le garçon lit.</text:p>
      <text:p text:style-name="P18">Les femmes lisent.</text:p>
      <text:p text:style-name="P18">Les hommes lisent.</text:p>
      <text:p text:style-name="P18"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<text:soft-page-break/>La fille nage.</text:p>
      <text:p text:style-name="P18">L'homme nage.</text:p>
      <text:p text:style-name="P18">Les femmes nagent.</text:p>
      <text:p text:style-name="P18"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91"><text:span text:style-name="T32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<text:soft-page-break/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95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95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95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95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6">ż</text:span>o ]</text:p>
          </table:table-cell>
        </table:table-row>
        <table:table-row>
          <table:table-cell table:style-name="Table1.A1" office:value-type="string">
            <text:p text:style-name="P95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6">ż</text:span>e ]</text:p>
          </table:table-cell>
        </table:table-row>
        <table:table-row>
          <table:table-cell table:style-name="Table1.A1" office:value-type="string">
            <text:p text:style-name="P95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6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94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95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95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95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6">a / </text:span>qu <text:span text:style-name="T56">n_</text:span>a ]</text:p>
          </table:table-cell>
        </table:table-row>
        <table:table-row table:style-name="Table2.1">
          <table:table-cell table:style-name="Table2.A1" office:value-type="string">
            <text:p text:style-name="P95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6">ż_</text:span>avo ]</text:p>
          </table:table-cell>
        </table:table-row>
        <table:table-row table:style-name="Table2.1">
          <table:table-cell table:style-name="Table2.A1" office:value-type="string">
            <text:p text:style-name="P95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6">ż_</text:span>ave ]</text:p>
          </table:table-cell>
        </table:table-row>
        <table:table-row table:style-name="Table2.1">
          <table:table-cell table:style-name="Table2.A1" office:value-type="string">
            <text:p text:style-name="P95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6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5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95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95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95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95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95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95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<text:soft-page-break/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/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><text:soft-page-break/></text:p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7">i</text:span> ż<text:span text:style-name="T57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60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7">ż</text:span>_on<text:span text:style-name="T57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7">ż</text:span>_o<text:span text:style-name="T57">nt</text:span> qa xaval ]</text:p>
      <text:p text:style-name="P28">Elle a des sandwichs. <text:tab/><text:tab/><text:tab/><text:tab/>[ elle a de sandwiċ ]</text:p>
      <text:p text:style-name="P28"><text:soft-page-break/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Ils ont des stylos. <text:tab/><text:tab/><text:tab/><text:tab/>[ il <text:span text:style-name="T57">ż</text:span>_on<text:span text:style-name="T57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60">t</text:span> qun pom ]</text:p>
      <text:p text:style-name="P41">C'est un journal. <text:tab/><text:tab/><text:tab/><text:tab/>[ se<text:span text:style-name="T60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60">t</text:span> qa xa ]</text:p>
      <text:p text:style-name="P41">C'est un journal. <text:tab/><text:tab/><text:tab/><text:tab/>[ se<text:span text:style-name="T60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60">t</text:span> qa n_of ]</text:p>
      <text:p text:style-name="P41">C'est un stylo. <text:tab/><text:tab/><text:tab/><text:tab/>[ se<text:span text:style-name="T60">t</text:span> qa stilo ]</text:p>
      <text:p text:style-name="P41">C'est un poisson. <text:tab/><text:tab/><text:tab/><text:tab/>[ se<text:span text:style-name="T60">t</text:span> qa pwaso ]</text:p>
      <text:p text:style-name="P41">C'est du riz.<text:tab/><text:tab/><text:tab/><text:tab/><text:tab/>[ se dju ri ]</text:p>
      <text:p text:style-name="P41"><text:soft-page-break/></text:p>
      <text:p text:style-name="P44">Est-ce qu'il dort? <text:tab/>Oui. Il dort. <text:tab/><text:tab/><text:tab/>[ qes ki<text:span text:style-name="T58">l</text:span> dor? wi. il dor ]</text:p>
      <text:p text:style-name="P44">Est-ce qu'elle dort? <text:tab/>Non. Elle ne dort pas. <text:tab/>[ qes k<text:span text:style-name="T58">el</text:span> dor? no. elle no dor pa ]</text:p>
      <text:p text:style-name="P44"/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5">Lesson <text:span text:style-name="T62">3</text:span></text:p>
      <text:p text:style-name="P76">Blanc <text:tab/><text:tab/><text:tab/><text:tab/>[ bla ]</text:p>
      <text:p text:style-name="P76">Noir<text:tab/><text:tab/><text:tab/><text:tab/>[ nwar ]</text:p>
      <text:p text:style-name="P76">Rouge<text:tab/><text:tab/><text:tab/><text:tab/>[ ruxġ ]</text:p>
      <text:p text:style-name="P76">Bleu<text:tab/><text:tab/><text:tab/><text:tab/>[blu]</text:p>
      <text:p text:style-name="P76">Vert<text:tab/><text:tab/><text:tab/><text:tab/>[ver]</text:p>
      <text:p text:style-name="P76">Jaune<text:tab/><text:tab/><text:tab/><text:tab/>[xġon]</text:p>
      <text:p text:style-name="P76"/>
      <text:p text:style-name="P76">Le lait est blanc.<text:tab/><text:tab/>[lo le e blqo]</text:p>
      <text:p text:style-name="P76"/>
      <text:p text:style-name="P76">Le riz est blac.<text:tab/><text:tab/><text:tab/>[lo ri e blqo]</text:p>
      <text:p text:style-name="P76"/>
      <text:p text:style-name="P76">La voiture est blanche.<text:tab/>[ la vwatur e blanx ]</text:p>
      <text:p text:style-name="P76"/>
      <text:p text:style-name="P76">La voiture est <text:s/>verte.<text:tab/><text:tab/>[ la vwatur e vert ]</text:p>
      <text:p text:style-name="P76"/>
      <text:p text:style-name="P76">La pomme est <text:s/>verte.<text:tab/><text:tab/>[ la pom e vert ]</text:p>
      <text:p text:style-name="P76"/>
      <text:p text:style-name="P76">Le vélo est vert.<text:tab/><text:tab/>[ le velo e vert ]</text:p>
      <text:p text:style-name="P76"/>
      <text:p text:style-name="P76">Les œufs sont rouges.<text:tab/><text:span text:style-name="T63">[ le zus son rouge ]</text:span></text:p>
      <text:p text:style-name="P76"/>
      <text:p text:style-name="P76"><text:soft-page-break/>Les pommes sont vertes.<text:tab/><text:span text:style-name="T63">[ le pom son vert ]</text:span></text:p>
      <text:p text:style-name="P76"/>
      <text:p text:style-name="P76">Les vélos sont blancs.<text:tab/><text:tab/><text:span text:style-name="T63">[ le pom son blqa ]</text:span></text:p>
      <text:p text:style-name="P76"/>
      <text:p text:style-name="P76">Les voitures sont blanches.<text:tab/><text:span text:style-name="T63">[ le vwatur son blonx ]</text:span></text:p>
      <text:p text:style-name="P76"/>
      <text:p text:style-name="P76">Les stylos sont verts.<text:tab/><text:tab/><text:span text:style-name="T63">[ le stilo so ver ]</text:span></text:p>
      <text:p text:style-name="P76"/>
      <text:p text:style-name="P76">Les vélos sont rouges.<text:tab/><text:span text:style-name="T63">[ le relo son roug ]</text:span></text:p>
      <text:p text:style-name="P76"/>
      <text:p text:style-name="P78">L'oeuf est bleu. <text:tab/><text:tab/>[ l-of e blu ]</text:p>
      <text:p text:style-name="P78"/>
      <text:p text:style-name="P78">Les oeufs sont bleus. <text:tab/><text:tab/>[ le żqu son blu ]</text:p>
      <text:p text:style-name="P78"/>
      <text:p text:style-name="P78">Le velo est jaune.<text:tab/><text:tab/>[ lo velo e xġun ]</text:p>
      <text:p text:style-name="P78"/>
      <text:p text:style-name="P78">Les velos sont jaunes. <text:tab/>[ le velo son xġun ]</text:p>
      <text:p text:style-name="P78"/>
      <text:p text:style-name="P78">La voiture est noire. <text:tab/><text:tab/>[ la vwatur e nwar ]</text:p>
      <text:p text:style-name="P78"/>
      <text:p text:style-name="P78">Les voitures sont noires.<text:tab/>[ le vwatur son nwar ]</text:p>
      <text:p text:style-name="P78"/>
      <text:p text:style-name="P78">Le ballon est rouge. <text:tab/><text:tab/>[ lo belo son rouge ]</text:p>
      <text:p text:style-name="P78"/>
      <text:p text:style-name="P78">Les ballons sont rouges. <text:s/><text:tab/>[ le belo son ruxġ ]</text:p>
      <text:p text:style-name="P76"/>
      <text:p text:style-name="P79">Le chat est noir.<text:tab/><text:tab/>[ lo xa e nwar ]</text:p>
      <text:p text:style-name="P79"/>
      <text:p text:style-name="P79">Les chats sont noirs.<text:tab/><text:tab/>[ le xa son nwar ]</text:p>
      <text:p text:style-name="P79"/>
      <text:p text:style-name="P80">Le poisson est rouge.<text:tab/><text:tab/>[ lo pwaso e ruxġ ]</text:p>
      <text:p text:style-name="P80"/>
      <text:p text:style-name="P80">Les poissons sont rouges.<text:tab/>[ le pwaso son ruxġ ]</text:p>
      <text:p text:style-name="P76"/>
      <text:p text:style-name="P81"/>
      <text:p text:style-name="P82"/>
      <text:p text:style-name="P82"><text:soft-page-break/></text:p>
      <text:p text:style-name="P82"/>
      <text:p text:style-name="P113"><text:span text:style-name="Strong_20_Emphasis"><text:span text:style-name="T23">Elle est bleue.</text:span></text:span><text:span text:style-name="T23"><text:line-break/>She is blue.<text:line-break/>[ el e blu ]</text:span></text:p>
      <text:p text:style-name="P113"><text:span text:style-name="Strong_20_Emphasis"><text:span text:style-name="T23">Elle est noire.</text:span></text:span><text:span text:style-name="T23"><text:line-break/>She is black.<text:line-break/>[ el e nwar ]</text:span></text:p>
      <text:p text:style-name="P113"><text:span text:style-name="Strong_20_Emphasis"><text:span text:style-name="T23">Elle est rouge.</text:span></text:span><text:span text:style-name="T23"><text:line-break/>She is red.<text:line-break/>[ el e ruxġ ]</text:span></text:p>
      <text:p text:style-name="P113"><text:span text:style-name="Strong_20_Emphasis"><text:span text:style-name="T23">Il est vert.</text:span></text:span><text:span text:style-name="T23"><text:line-break/>He is green.<text:line-break/>[ il e ver ]</text:span></text:p>
      <text:p text:style-name="P113"><text:span text:style-name="Strong_20_Emphasis"><text:span text:style-name="T23">Il est blanc.</text:span></text:span><text:span text:style-name="T23"><text:line-break/>He is white.<text:line-break/>[ il e blan ]</text:span></text:p>
      <text:p text:style-name="P113"><text:span text:style-name="Strong_20_Emphasis"><text:span text:style-name="T23">Il est rouge.</text:span></text:span><text:span text:style-name="T23"><text:line-break/>He is red.<text:line-break/>[ il e ruxġ ]</text:span></text:p>
      <text:p text:style-name="P113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13"><text:span text:style-name="Strong_20_Emphasis"><text:span text:style-name="T23">Il est jaune.</text:span></text:span><text:span text:style-name="T23"><text:line-break/>He is yellow.<text:line-break/>[ il e xġon ]</text:span></text:p>
      <text:p text:style-name="P113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13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13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13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13"><text:soft-page-break/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13"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13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13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13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13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13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13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13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13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13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13"><text:span text:style-name="Strong_20_Emphasis"><text:span text:style-name="T23">L'œuf est bleu.</text:span></text:span><text:span text:style-name="T23"><text:line-break/>The egg is blue.<text:line-break/>[ l-of e blu ]</text:span></text:p>
      <text:p text:style-name="P114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13"><text:soft-page-break/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13"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13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13"><text:span text:style-name="Strong_20_Emphasis"><text:span text:style-name="T23">L'œuf est petit.</text:span></text:span><text:span text:style-name="T23"><text:line-break/>The egg is small.<text:line-break/>[ l-of e pti ]</text:span></text:p>
      <text:p text:style-name="P113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13"><text:span text:style-name="T23"/></text:p>
      <text:p text:style-name="P113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13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13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13"><text:span text:style-name="Strong_20_Emphasis"><text:span text:style-name="T23">L'œuf est gros.</text:span></text:span><text:span text:style-name="T23"><text:line-break/>The egg is big.<text:line-break/>[ l-of e gro ]</text:span></text:p>
      <text:p text:style-name="P113"><text:span text:style-name="T23"/></text:p>
      <text:p text:style-name="P113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13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13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13"><text:soft-page-break/><text:span text:style-name="Strong_20_Emphasis"><text:span text:style-name="T23">Le chien est gros.</text:span></text:span><text:span text:style-name="T23"><text:line-break/>The dog is big.<text:line-break/>[ le xja e gro ]</text:span></text:p>
      <text:p text:style-name="P113"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13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13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5"><text:span text:style-name="T1"/></text:p>
      <text:p text:style-name="P113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13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13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13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13"><text:span text:style-name="T23"/></text:p>
      <text:p text:style-name="P113"><text:span text:style-name="Strong_20_Emphasis"><text:span text:style-name="T23">C'est un élève.</text:span></text:span><text:span text:style-name="T23"><text:line-break/>He is a student.<text:line-break/>[ se qa elèv ]</text:span></text:p>
      <text:p text:style-name="P113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13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13"><text:span text:style-name="T23"/></text:p>
      <text:p text:style-name="P113"><text:span text:style-name="T23"/></text:p>
      <text:p text:style-name="P113"><text:soft-page-break/><text:span text:style-name="T23"/></text:p>
      <text:p text:style-name="P116"><text:span text:style-name="Strong_20_Emphasis"><text:span text:style-name="T1">Je suis un garçon.</text:span></text:span><text:span text:style-name="T1"><text:line-break/>I am a boy.<text:line-break/>[ xġ swi qa garso ]</text:span></text:p>
      <text:p text:style-name="P117"><text:span text:style-name="Strong_20_Emphasis"><text:span text:style-name="T25">Je suis une fille.</text:span></text:span><text:span text:style-name="T25"><text:line-break/>I am a girl.<text:line-break/>[ xġ swi un fi ]</text:span></text:p>
      <text:p text:style-name="P117"><text:span text:style-name="Strong_20_Emphasis"><text:span text:style-name="T25">Je suis un homme.</text:span></text:span><text:span text:style-name="T25"><text:line-break/>I am a man.<text:line-break/>[ xġ swi qa nom ]</text:span></text:p>
      <text:p text:style-name="P117"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7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7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7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7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7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7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7"><text:span text:style-name="T23"/></text:p>
      <text:p text:style-name="P117"><text:span text:style-name="T23"/></text:p>
      <text:p text:style-name="P117"><text:span text:style-name="T23"/></text:p>
      <text:p text:style-name="P117"><text:span text:style-name="T23"/></text:p>
      <text:p text:style-name="P117"><text:span text:style-name="T23"/></text:p>
      <text:p text:style-name="P117"><text:soft-page-break/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7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7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86"><text:span text:style-name="Strong_20_Emphasis">Vous avez un livre vert.</text:span><text:line-break/>You have a green book.<text:line-break/>[ vu żave qa livr ver ]</text:p>
      <text:p text:style-name="P117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7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86"><text:span text:style-name="Strong_20_Emphasis">Est-ce que vous êtes médecin ?</text:span><text:line-break/>Are you a doctor?<text:line-break/>[ es kqa vu żet medza ? ]</text:p>
      <text:p text:style-name="P117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7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7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86"/>
      <text:p text:style-name="P117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7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7"><text:soft-page-break/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7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17"><text:span text:style-name="T23"/></text:p>
      <text:p text:style-name="P117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7"><text:span text:style-name="Strong_20_Emphasis"><text:span text:style-name="T23">J'ai un sandwich.</text:span></text:span><text:span text:style-name="T23"><text:line-break/>I have a sandwich.<text:line-break/>[ xġ e qa sandwiċ ]</text:span></text:p>
      <text:p text:style-name="P117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7"><text:span text:style-name="Strong_20_Emphasis"><text:span text:style-name="T23">J'ai un stylo.</text:span></text:span><text:span text:style-name="T23"><text:line-break/>I have a pen.<text:line-break/>[ xġ e qa stilo ]</text:span></text:p>
      <text:p text:style-name="P118"><text:span text:style-name="T1"/></text:p>
      <text:p text:style-name="P117"><text:span text:style-name="Strong_20_Emphasis"><text:span text:style-name="T23">Je suis maîtresse.</text:span></text:span><text:span text:style-name="T23"><text:line-break/>I am a (female) teacher.<text:line-break/>[ xġ swi mejtress ]</text:span></text:p>
      <text:p text:style-name="P117"><text:span text:style-name="Strong_20_Emphasis"><text:span text:style-name="T23">Nous sommes professeurs.</text:span></text:span><text:span text:style-name="T23"><text:line-break/>We are teachers.<text:line-break/>[ nu som profesor ]</text:span></text:p>
      <text:p text:style-name="P117"><text:span text:style-name="Strong_20_Emphasis"><text:span text:style-name="T23">Je suis une fille.</text:span></text:span><text:span text:style-name="T23"><text:line-break/>I am a girl.<text:line-break/>[ xġ swi un fi ]</text:span></text:p>
      <text:p text:style-name="P117"><text:span text:style-name="Strong_20_Emphasis"><text:span text:style-name="T23">Nous sommes des filles.</text:span></text:span><text:span text:style-name="T23"><text:line-break/>We are girls.<text:line-break/>[ nu som de fi ]</text:span></text:p>
      <text:p text:style-name="P117"><text:span text:style-name="T23"/></text:p>
      <text:p text:style-name="P117"><text:span text:style-name="Strong_20_Emphasis"><text:span text:style-name="T23">Nous sommes des garçons.</text:span></text:span><text:span text:style-name="T23"><text:line-break/>We are boys.<text:line-break/>[ nu som de garso ]</text:span></text:p>
      <text:p text:style-name="P117"><text:soft-page-break/><text:span text:style-name="Strong_20_Emphasis"><text:span text:style-name="T23">Nous sommes policiers.</text:span></text:span><text:span text:style-name="T23"><text:line-break/>We are police officers.<text:line-break/>[ nu som poli-sje ]</text:span></text:p>
      <text:p text:style-name="P117"><text:span text:style-name="Strong_20_Emphasis"><text:span text:style-name="T23">Nous sommes médecins.</text:span></text:span><text:span text:style-name="T23"><text:line-break/>We are doctors.<text:line-break/>[ nu som medz</text:span><text:span text:style-name="T27">a</text:span><text:span text:style-name="T23"> ]</text:span></text:p>
      <text:p text:style-name="P118"><text:span text:style-name="T1"/></text:p>
      <text:p text:style-name="P117"><text:span text:style-name="Strong_20_Emphasis"><text:span text:style-name="T23">J'ai un vélo rouge.</text:span></text:span><text:span text:style-name="T23"><text:line-break/>I have a red bicycle.<text:line-break/>[ xġ e qa velo ruxġ ]</text:span></text:p>
      <text:p text:style-name="P117"><text:span text:style-name="Strong_20_Emphasis"><text:span text:style-name="T23">Nous avons des vélos verts.</text:span></text:span><text:span text:style-name="T23"><text:line-break/>We have green bicycles.<text:line-break/>[ nu ż_avo de velo ver ]</text:span></text:p>
      <text:p text:style-name="P117"><text:span text:style-name="Strong_20_Emphasis"><text:span text:style-name="T23">J'ai des pommes rouges.</text:span></text:span><text:span text:style-name="T23"><text:line-break/>I have red apples.<text:line-break/>[ xġ e de pom ruxġ ]</text:span></text:p>
      <text:p text:style-name="P117"><text:span text:style-name="Strong_20_Emphasis"><text:span text:style-name="T23">Nous avons des pommes vertes.</text:span></text:span><text:span text:style-name="T23"><text:line-break/>We have green apples.<text:line-break/>[ nu ż_avo de pom vert</text:span><text:span text:style-name="T27">t</text:span><text:span text:style-name="T23"> ]</text:span></text:p>
      <text:p text:style-name="P117"><text:span text:style-name="T23"/></text:p>
      <text:p text:style-name="P117"><text:span text:style-name="Strong_20_Emphasis"><text:span text:style-name="T23">J'ai des fleurs rouges.</text:span></text:span><text:span text:style-name="T23"><text:line-break/>I have red flowers.<text:line-break/>[ xġ e de flur ruxġ ]</text:span></text:p>
      <text:p text:style-name="P117"><text:span text:style-name="Strong_20_Emphasis"><text:span text:style-name="T23">Vous avez des fleurs rouges.</text:span></text:span><text:span text:style-name="T23"><text:line-break/>You have red flowers.<text:line-break/>[ vu żav de flur ruxġ ]</text:span></text:p>
      <text:p text:style-name="P117"><text:span text:style-name="Strong_20_Emphasis"><text:span text:style-name="T23">Il a des fleurs rouges.</text:span></text:span><text:span text:style-name="T23"><text:line-break/>He has red flowers.<text:line-break/>[ il a de flur ruxġ ]</text:span></text:p>
      <text:p text:style-name="P117"><text:span text:style-name="Strong_20_Emphasis"><text:span text:style-name="T23">Elle a des fleurs rouges.</text:span></text:span><text:span text:style-name="T23"><text:line-break/>She has red flowers.<text:line-break/>[ el a de flur ruxġ ]</text:span></text:p>
      <text:p text:style-name="P117"><text:span text:style-name="Strong_20_Emphasis"><text:span text:style-name="T23">Nous avons des fleurs rouges.</text:span></text:span><text:span text:style-name="T23"><text:line-break/>We have red flowers.<text:line-break/>[ nu ż_avo de flur ruxġ ]</text:span></text:p>
      <text:p text:style-name="P117"><text:span text:style-name="Strong_20_Emphasis"><text:span text:style-name="T23">Ils ont des fleurs rouges.</text:span></text:span><text:span text:style-name="T23"><text:line-break/>They (masc.) have red flowers.<text:line-break/>[ il ż_on de flur ruxġ ]</text:span></text:p>
      <text:p text:style-name="P117"><text:soft-page-break/><text:span text:style-name="Strong_20_Emphasis"><text:span text:style-name="T23">Qu'est-ce que l'homme fait ?</text:span></text:span><text:span text:style-name="T23"><text:line-break/>What is the man doing?<text:line-break/>[ kes ke lom fe ? ]</text:span></text:p>
      <text:p text:style-name="P117"><text:span text:style-name="Strong_20_Emphasis"><text:span text:style-name="T23">L'homme cuisine.</text:span></text:span><text:span text:style-name="T23"><text:line-break/>The man is cooking.<text:line-break/>[ lom kwiżin ]</text:span></text:p>
      <text:p text:style-name="P117"><text:span text:style-name="Strong_20_Emphasis"><text:span text:style-name="T23">Qu'est-ce que la femme fait ?</text:span></text:span><text:span text:style-name="T23"><text:line-break/>What is the woman doing?<text:line-break/>[ kes ke la fam fe ? ]</text:span></text:p>
      <text:p text:style-name="P117"><text:span text:style-name="Strong_20_Emphasis"><text:span text:style-name="T23">La femme lit.</text:span></text:span><text:span text:style-name="T23"><text:line-break/>The woman is reading.<text:line-break/>[ la fam li ]</text:span></text:p>
      <text:p text:style-name="P117"><text:span text:style-name="Strong_20_Emphasis"><text:span text:style-name="T23">Qu'est-ce que le garçon fait ?</text:span></text:span><text:span text:style-name="T23"><text:line-break/>What is the boy doing?<text:line-break/>[ kes ke lo garso fe ? ]</text:span></text:p>
      <text:p text:style-name="P117"><text:span text:style-name="Strong_20_Emphasis"><text:span text:style-name="T23">Le garçon court.</text:span></text:span><text:span text:style-name="T23"><text:line-break/>The boy is running.<text:line-break/>[ lo garso kur ]</text:span></text:p>
      <text:p text:style-name="P119"><text:span text:style-name="T1"/></text:p>
      <text:p text:style-name="P118"><text:span text:style-name="T1"/></text:p>
      <text:p text:style-name="P83"/>
      <text:p text:style-name="P81"><text:span text:style-name="T23"/></text:p>
      <text:p text:style-name="P76"/>
      <text:p text:style-name="P76"/>
      <text:p text:style-name="P84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soft-page-break/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61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61">k</text:span>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7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/>
      <text:p text:style-name="P47">Il y a un oeuf <text:tab/><text:tab/><text:tab/><text:tab/>[ il ja qa n<text:span text:style-name="T64">_</text:span>of ] <text:tab/><text:tab/><text:tab/><text:tab/>There is an egg</text:p>
      <text:p text:style-name="P47"/>
      <text:p text:style-name="P47">Il y a un enfant <text:tab/><text:tab/><text:tab/>[ il ja qa n<text:span text:style-name="T61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61">_</text:span>anfa ] <text:tab/><text:tab/><text:tab/>There are two children</text:p>
      <text:p text:style-name="P47"/>
      <text:p text:style-name="P47">Il y a cinq poissons <text:tab/><text:tab/><text:tab/>[ il ja sa<text:span text:style-name="T61">k</text:span> pwaso ] <text:tab/><text:tab/><text:tab/>There are five fish</text:p>
      <text:p text:style-name="P47"/>
      <text:p text:style-name="P47">Il y a six oeufs <text:tab/><text:tab/><text:tab/><text:tab/>[ il ja sis ż<text:span text:style-name="T64">_</text:span>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><text:soft-page-break/></text:p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9">Kombja ya til di pwasso<text:tab/><text:tab/><text:tab/>il ja twa pwasso</text:span></text:p>
      <text:p text:style-name="P48"/>
      <text:p text:style-name="P48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><text:soft-page-break/></text:p>
      <text:p text:style-name="P53">Il y a six tasses.<text:tab/><text:tab/>[ il ja si taż ]</text:p>
      <text:p text:style-name="P53"/>
      <text:p text:style-name="P53"/>
      <text:p text:style-name="P53"/>
      <text:p text:style-name="P53">Il y a trois oeufs. <text:tab/>[ il ja twa żqu ] <text:tab/>There are three eggs</text:p>
      <text:p text:style-name="P53"/>
      <text:p text:style-name="P53">Il y a cinq oeufs. <text:tab/>[ il ja sank qu ] <text:tab/>There are five eggs</text:p>
      <text:p text:style-name="P53"/>
      <text:p text:style-name="P53">Il y a quatre tasses.<text:tab/> [ il ja katre taż ] <text:tab/>There are four cups</text:p>
      <text:p text:style-name="P53"/>
      <text:p text:style-name="P53">Il y a six tasses. <text:tab/>[ il ja si taż ] <text:tab/><text:tab/>There are six cups</text:p>
      <text:p text:style-name="P53"/>
      <text:p text:style-name="P54">Trois assiettes sont blanches. <text:tab/>[ twas asjet son blanx ] <text:tab/>Three plates are white</text:p>
      <text:p text:style-name="P54"><text:line-break/>Une fleur est rouge. <text:tab/><text:tab/><text:tab/>[ un flor e ruxġ ] <text:tab/><text:tab/>A flower is red</text:p>
      <text:p text:style-name="P54"><text:line-break/>Deux pommes sont vertes. <text:tab/><text:tab/>[ du pom son vert ] <text:tab/><text:tab/>Two apples are green</text:p>
      <text:p text:style-name="P54"><text:line-break/>Quatre bols sont bleus. <text:tab/><text:tab/>[ katre bol son blu ] <text:tab/><text:tab/>Four bowls are blue</text:p>
      <text:p text:style-name="P54"/>
      <text:p text:style-name="P55"><text:span text:style-name="Strong_20_Emphasis">Combien y a-t-il de tables blanches?</text:span><text:line-break/>[ kombja ja til di tab-l<text:span text:style-name="T61">e</text:span> blanx? ]</text:p>
      <text:p text:style-name="P55"><text:line-break/><text:span text:style-name="Strong_20_Emphasis">Il y a deux tables blanches.</text:span><text:line-break/>[ il ja du tab-l<text:span text:style-name="T61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<text:soft-page-break/>How many black telephones are there? There is one black telephone.</text:p>
      <text:p text:style-name="P51"/>
      <text:p text:style-name="P51"/>
      <text:p text:style-name="P96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96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96"><text:span text:style-name="Strong_20_Emphasis"><text:span text:style-name="T7">Un pantalon<text:tab/><text:tab/></text:span></text:span><text:span text:style-name="T7">[ qa pa-ta-lo ]<text:tab/><text:tab/>Pants</text:span></text:p>
      <text:p text:style-name="P96"><text:span text:style-name="T7"/></text:p>
      <text:p text:style-name="P97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7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7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97"><text:span text:style-name="T7"/></text:p>
      <text:p text:style-name="P58">Un tee-shirt jaune <text:tab/>[ qa ti-xert x<text:span text:style-name="T65">ġu</text:span>n ] <text:tab/>A yellow t-shirt</text:p>
      <text:p text:style-name="P58"/>
      <text:p text:style-name="P58">Un tee-shirt vert <text:tab/>[ qa ti-xert ver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98"><text:span text:style-name="Strong_20_Emphasis"><text:span text:style-name="T7">Combien de tasses avez-vous?</text:span></text:span><text:span text:style-name="T9"><text:line-break/>[ kombja di taż ave-vu? ]</text:span></text:p>
      <text:p text:style-name="P98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87"/>
      <text:p text:style-name="P59"><text:span text:style-name="T42">Combien de sandwichs avez-vous?</text:span><text:line-break/>[ kombja di sandwiċ ave-vu? ]</text:p>
      <text:p text:style-name="P59"><text:line-break/><text:span text:style-name="T42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98"><text:span text:style-name="Strong_20_Emphasis"><text:span text:style-name="T9">Combien de bols avez-vous ?</text:span></text:span><text:span text:style-name="T9"><text:line-break/>[ kombja di bol ave-vu? ]</text:span></text:p>
      <text:p text:style-name="P98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98"><text:span text:style-name="Strong_20_Emphasis"><text:span text:style-name="T9">Combien d'assiettes avez-vous ?</text:span></text:span><text:span text:style-name="T9"><text:line-break/>[ kombja dasjet av-vu? ]</text:span></text:p>
      <text:p text:style-name="P98"><text:soft-page-break/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8"><text:span text:style-name="T9"/></text:p>
      <text:p text:style-name="P98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98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98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98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98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98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98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99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99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99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99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99"><text:soft-page-break/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99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99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99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99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9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99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99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99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9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99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99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100"><text:span text:style-name="Strong_20_Emphasis"><text:span text:style-name="T9">L'homme achète un manteau.</text:span></text:span><text:span text:style-name="T9"><text:line-break/>[ lom a-xet qa man-to ]<text:line-break/>The man is buying a coat.<text:line-break/></text:span><text:soft-page-break/><text:span text:style-name="T9"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100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100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100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101"><text:span text:style-name="Strong_20_Emphasis"><text:span text:style-name="T9">Qui mange ?</text:span></text:span><text:span text:style-name="T9"><text:line-break/>[ ki manxġ ? ]</text:span></text:p>
      <text:p text:style-name="P100"><text:span text:style-name="T9"/></text:p>
      <text:p text:style-name="P101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101"><text:span text:style-name="Strong_20_Emphasis"><text:span text:style-name="T9">Qui lit ?</text:span></text:span><text:span text:style-name="T9"><text:line-break/>[ ki li ? ]<text:line-break/></text:span></text:p>
      <text:p text:style-name="P101"><text:span text:style-name="Strong_20_Emphasis"><text:span text:style-name="T9">Les élèves lisent.</text:span></text:span><text:span text:style-name="T9"><text:line-break/>[ le żelèv li</text:span><text:span text:style-name="T12">ż-s</text:span><text:span text:style-name="T9"> ]</text:span></text:p>
      <text:p text:style-name="P62"><text:line-break/>Who is reading? <text:s/>The students are reading.</text:p>
      <text:p text:style-name="P61"/>
      <text:p text:style-name="P100"><text:span text:style-name="Strong_20_Emphasis"><text:span text:style-name="T9">Qui boit ?</text:span></text:span><text:span text:style-name="T9"><text:line-break/>[ ki bwa ? ]</text:span></text:p>
      <text:p text:style-name="P100"><text:span text:style-name="T9"/></text:p>
      <text:p text:style-name="P101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100"><text:span text:style-name="Strong_20_Emphasis"><text:span text:style-name="T9">Qui écrit ?</text:span></text:span><text:span text:style-name="T9"><text:line-break/>[ ki ekri ? ]<text:line-break/></text:span></text:p>
      <text:p text:style-name="P101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101"><text:span text:style-name="T9"><text:line-break/><text:line-break/></text:span><text:soft-page-break/><text:span text:style-name="T9"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102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101"><text:span text:style-name="Strong_20_Emphasis"><text:span text:style-name="T9">Qui a le ballon ?</text:span></text:span><text:span text:style-name="T9"><text:line-break/>[ ki a lo ba-lon ? ]<text:line-break/></text:span></text:p>
      <text:p text:style-name="P102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101"><text:span text:style-name="Strong_20_Emphasis"><text:span text:style-name="T9">Qui a les livres ?</text:span></text:span><text:span text:style-name="T9"><text:line-break/>[ ki a le livr ? ]<text:line-break/></text:span></text:p>
      <text:p text:style-name="P102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101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120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102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102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102"><text:span text:style-name="Strong_20_Emphasis"><text:span text:style-name="T9">Qui porte un chapeau ?</text:span></text:span><text:span text:style-name="T9"><text:line-break/>[ ki port qa xa-po ? ]<text:line-break/></text:span></text:p>
      <text:p text:style-name="P102"><text:span text:style-name="Strong_20_Emphasis"><text:span text:style-name="T9">Nous portons un chapeau.</text:span></text:span><text:span text:style-name="T9"><text:line-break/>[ nu porto qa xa-po ]</text:span></text:p>
      <text:p text:style-name="P73"><text:line-break/>Who is wearing a hat? <text:s/>We are wearing a hat.<text:line-break/></text:p>
      <text:p text:style-name="P120"><text:span text:style-name="T9"><text:line-break/><text:line-break/></text:span><text:soft-page-break/><text:span text:style-name="Strong_20_Emphasis"><text:span text:style-name="T9">Qui marche ?</text:span></text:span><text:span text:style-name="T9"><text:line-break/>[ ki marx ? ]<text:line-break/></text:span></text:p>
      <text:p text:style-name="P120"><text:span text:style-name="Strong_20_Emphasis"><text:span text:style-name="T9">Nous marchons.</text:span></text:span><text:span text:style-name="T9"><text:line-break/>[ nu marxo ]</text:span></text:p>
      <text:p text:style-name="P73"><text:line-break/>Who is walking?We are walking.</text:p>
      <text:p text:style-name="P63"/>
      <text:p text:style-name="P102"><text:span text:style-name="Strong_20_Emphasis"><text:span text:style-name="T9">Qui court ?</text:span></text:span><text:span text:style-name="T9"><text:line-break/>[ ki kur ? ]<text:line-break/></text:span></text:p>
      <text:p text:style-name="P120"><text:span text:style-name="Strong_20_Emphasis"><text:span text:style-name="T9">Nous courons.</text:span></text:span><text:span text:style-name="T9"><text:line-break/>[ nu kuro ]</text:span></text:p>
      <text:p text:style-name="P73"><text:line-break/>Who is running? <text:s/>We are running.</text:p>
      <text:p text:style-name="P64"/>
      <text:p text:style-name="P103"><text:span text:style-name="Strong_20_Emphasis"><text:span text:style-name="T9">Combien y a-t-il d'arbres ?</text:span></text:span><text:span text:style-name="T9"><text:line-break/>[ kombja ja til d</text:span><text:span text:style-name="T28">_</text:span><text:span text:style-name="T9">arbr ? ]<text:line-break/></text:span></text:p>
      <text:p text:style-name="P103"><text:span text:style-name="Strong_20_Emphasis"><text:span text:style-name="T9">Il y a trois arbres.</text:span></text:span><text:span text:style-name="T9"><text:line-break/>[ il ja twa </text:span><text:span text:style-name="T28">ż_</text:span><text:span text:style-name="T9">arbr ]</text:span></text:p>
      <text:p text:style-name="P64"><text:line-break/>How many trees are there? <text:s text:c="2"/>There are three trees.</text:p>
      <text:p text:style-name="P64"/>
      <text:p text:style-name="P103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103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103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103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103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103"><text:span text:style-name="Strong_20_Emphasis"><text:span text:style-name="T9">Il y a six enfants.</text:span></text:span><text:span text:style-name="T9"><text:line-break/>[ il ja si </text:span><text:span text:style-name="T28">ż_</text:span><text:span text:style-name="T9">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103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4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104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104"><text:span text:style-name="T9"/></text:p>
      <text:p text:style-name="P104"><text:span text:style-name="Strong_20_Emphasis"><text:span text:style-name="T9">C'est une assiette.</text:span></text:span><text:span text:style-name="T9"><text:line-break/>[ se</text:span><text:span text:style-name="T29">t</text:span><text:span text:style-name="T9"> un asjet ]</text:span></text:p>
      <text:p text:style-name="P65"><text:line-break/>What is this? It is a plate.</text:p>
      <text:p text:style-name="P63"/>
      <text:p text:style-name="P105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5"><text:span text:style-name="Strong_20_Emphasis"><text:span text:style-name="T9">C'est un arbre.</text:span></text:span><text:span text:style-name="T9"><text:line-break/>[ se</text:span><text:span text:style-name="T29">t</text:span><text:span text:style-name="T9">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104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105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106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6"><text:span text:style-name="Strong_20_Emphasis"><text:span text:style-name="T9">C'est un vélo.</text:span></text:span><text:span text:style-name="T9"><text:line-break/>[ se</text:span><text:span text:style-name="T29">t</text:span><text:span text:style-name="T9"> qa velo ]</text:span></text:p>
      <text:p text:style-name="P67"><text:line-break/>What is this? <text:s/>It is a bicycle.</text:p>
      <text:p text:style-name="P66"/>
      <text:p text:style-name="P105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106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105"><text:soft-page-break/><text:span text:style-name="Strong_20_Emphasis"><text:span text:style-name="T9">Qui a un vélo ?</text:span></text:span><text:span text:style-name="T9"><text:line-break/>[ ki-</text:span><text:span text:style-name="T29">j</text:span><text:span text:style-name="T9">a qa velo ? ]<text:line-break/></text:span></text:p>
      <text:p text:style-name="P106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105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106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106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106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106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106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106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106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106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106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><text:soft-page-break/></text:p>
      <text:p text:style-name="P107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7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106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7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107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107"><text:span text:style-name="Strong_20_Emphasis"><text:span text:style-name="T9">Est-ce que vous êtes médecin ?<text:line-break/></text:span></text:span><text:span text:style-name="Strong_20_Emphasis"><text:span text:style-name="T31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107"><text:span text:style-name="Strong_20_Emphasis"><text:span text:style-name="T9">La voiture est rouge.<text:line-break/></text:span></text:span><text:span text:style-name="Strong_20_Emphasis"><text:span text:style-name="T31">[ la vwatur e ruxġ ]<text:line-break/>The car is red.</text:span></text:span></text:p>
      <text:p text:style-name="P107"><text:span text:style-name="Strong_20_Emphasis"><text:span text:style-name="T9"/></text:span></text:p>
      <text:p text:style-name="P107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7"><text:span text:style-name="T9"/></text:p>
      <text:p text:style-name="P107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7"><text:span text:style-name="T9"/></text:p>
      <text:p text:style-name="P107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107"><text:span text:style-name="Strong_20_Emphasis"><text:span text:style-name="T9">Le poisson est rouge.<text:line-break/></text:span></text:span><text:span text:style-name="Strong_20_Emphasis"><text:span text:style-name="T31">[ l pwasso e ruxġ ]<text:line-break/>The fish is red.</text:span></text:span></text:p>
      <text:p text:style-name="P107"><text:span text:style-name="Strong_20_Emphasis"><text:span text:style-name="T31"/></text:span></text:p>
      <text:p text:style-name="P107"><text:soft-page-break/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7"><text:span text:style-name="T9"/></text:p>
      <text:p text:style-name="P107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7"><text:span text:style-name="T9"/></text:p>
      <text:p text:style-name="P107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7"><text:span text:style-name="T9"/></text:p>
      <text:p text:style-name="P107"><text:span text:style-name="T9"/></text:p>
      <text:p text:style-name="P107"><text:span text:style-name="T9"/></text:p>
      <text:p text:style-name="P107"><text:span text:style-name="T9"/></text:p>
      <text:p text:style-name="P107"><text:span text:style-name="T9"/></text:p>
      <text:p text:style-name="P107"><text:span text:style-name="Strong_20_Emphasis"><text:span text:style-name="T9">Le chien est gros.</text:span></text:span><text:span text:style-name="T9"><text:line-break/>[ le xja e gro ]<text:line-break/>The dog is big.</text:span></text:p>
      <text:p text:style-name="P107"><text:span text:style-name="T9"/></text:p>
      <text:p text:style-name="P107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7"><text:span text:style-name="T9"/></text:p>
      <text:p text:style-name="P107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7"><text:span text:style-name="T9"/></text:p>
      <text:p text:style-name="P107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7"><text:span text:style-name="T9"/></text:p>
      <text:p text:style-name="P108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7"><text:span text:style-name="T9"/></text:p>
      <text:p text:style-name="P108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7"><text:span text:style-name="T9"/></text:p>
      <text:p text:style-name="P108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7"><text:span text:style-name="T9"><text:line-break/></text:span><text:span text:style-name="Strong_20_Emphasis"><text:span text:style-name="T9">J'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7"><text:soft-page-break/><text:span text:style-name="T9"/></text:p>
      <text:p text:style-name="P108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8"><text:span text:style-name="T9"/></text:p>
      <text:p text:style-name="P108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8"><text:span text:style-name="T9"/></text:p>
      <text:p text:style-name="P108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8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8"><text:span text:style-name="T9"/></text:p>
      <text:p text:style-name="P109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8"><text:span text:style-name="T9"/></text:p>
      <text:p text:style-name="P108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8"><text:span text:style-name="T9"/></text:p>
      <text:p text:style-name="P109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8"><text:span text:style-name="T9"/></text:p>
      <text:p text:style-name="P109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8"><text:span text:style-name="T9"/></text:p>
      <text:p text:style-name="P109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8"><text:span text:style-name="T9"/></text:p>
      <text:p text:style-name="P109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8"><text:span text:style-name="T9"/></text:p>
      <text:p text:style-name="P109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><text:soft-page-break/></text:p>
      <text:p text:style-name="P109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109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9"><text:span text:style-name="T9"/></text:p>
      <text:p text:style-name="P110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10"><text:span text:style-name="T9"/></text:p>
      <text:p text:style-name="P110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10"><text:span text:style-name="T9"/></text:p>
      <text:p text:style-name="P110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110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10"><text:span text:style-name="T9"/></text:p>
      <text:p text:style-name="P110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10"><text:span text:style-name="T9"/></text:p>
      <text:p text:style-name="P110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110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10"><text:span text:style-name="T9"/></text:p>
      <text:p text:style-name="P111"><text:span text:style-name="Strong_20_Emphasis"><text:span text:style-name="T9">Je conduis.</text:span></text:span><text:span text:style-name="T9"><text:line-break/>[ xġ kondwi ]<text:line-break/>I am driving.</text:span></text:p>
      <text:p text:style-name="P111"><text:span text:style-name="T9"/></text:p>
      <text:p text:style-name="P111"><text:span text:style-name="T9"><text:line-break/><text:line-break/></text:span><text:span text:style-name="Strong_20_Emphasis"><text:span text:style-name="T9">une voiture</text:span></text:span><text:span text:style-name="T9"><text:line-break/></text:span><text:soft-page-break/><text:span text:style-name="T9">[ un </text:span><text:span text:style-name="T20">va_</text:span><text:span text:style-name="T9">tur ]<text:line-break/>A car.</text:span></text:p>
      <text:p text:style-name="P110"><text:span text:style-name="T9"/></text:p>
      <text:p text:style-name="P110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10"><text:span text:style-name="T9"/></text:p>
      <text:p text:style-name="P110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10"><text:span text:style-name="T9"/></text:p>
      <text:p text:style-name="P110"><text:span text:style-name="Strong_20_Emphasis"><text:span text:style-name="T9">deux stylos</text:span></text:span><text:span text:style-name="T9"><text:line-break/>[ du stilo ]<text:line-break/>Two pens.</text:span></text:p>
      <text:p text:style-name="P110"><text:span text:style-name="T9"/></text:p>
      <text:p text:style-name="P110"><text:span text:style-name="Strong_20_Emphasis"><text:span text:style-name="T9">trois vélos</text:span></text:span><text:span text:style-name="T9"><text:line-break/>[ trwa velo ]<text:line-break/>Three bikes.</text:span></text:p>
      <text:p text:style-name="P110"><text:span text:style-name="T9"/></text:p>
      <text:p text:style-name="P110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110"><text:span text:style-name="T9"/></text:p>
      <text:p text:style-name="P110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10"><text:span text:style-name="T9"/></text:p>
      <text:p text:style-name="P110"><text:span text:style-name="Strong_20_Emphasis"><text:span text:style-name="T9">six filles</text:span></text:span><text:span text:style-name="T9"><text:line-break/>[ si fij ]<text:line-break/>Six girls.</text:span></text:p>
      <text:p text:style-name="P110"><text:span text:style-name="T9"/></text:p>
      <text:p text:style-name="P110"><text:span text:style-name="Strong_20_Emphasis"><text:span text:style-name="T9">cinq livres</text:span></text:span><text:span text:style-name="T9"><text:line-break/>[ san livr ]<text:line-break/>Five books.</text:span></text:p>
      <text:p text:style-name="P110"><text:span text:style-name="T9"/></text:p>
      <text:p text:style-name="P110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10"><text:span text:style-name="T9"/></text:p>
      <text:p text:style-name="P110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110"><text:soft-page-break/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10"><text:span text:style-name="T9"/></text:p>
      <text:p text:style-name="P110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10"><text:span text:style-name="Strong_20_Emphasis"><text:span text:style-name="T9">Il y a quatre clés.</text:span></text:span><text:span text:style-name="T9"> <text:tab/><text:tab/>→ [ il ja katr kle ]</text:span></text:p>
      <text:p text:style-name="P110"><text:span text:style-name="Strong_20_Emphasis"><text:span text:style-name="T9">Il y a trois balles.</text:span></text:span><text:span text:style-name="T9"> <text:tab/><text:tab/>→ [ il ja trwa bal ]</text:span></text:p>
      <text:p text:style-name="P110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110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10"><text:span text:style-name="Strong_20_Emphasis"><text:span text:style-name="T9">Il y a quatre chaises.</text:span></text:span><text:span text:style-name="T9"> <text:tab/><text:tab/>→ [ il ja katr xejz ]</text:span></text:p>
      <text:p text:style-name="P110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10"><text:span text:style-name="Strong_20_Emphasis"><text:span text:style-name="T9">Il y a trois téléphones.</text:span></text:span><text:span text:style-name="T9"> <text:tab/>→ [ il ja twa telefon ]</text:span></text:p>
      <text:p text:style-name="P110"><text:span text:style-name="T9"/></text:p>
      <text:p text:style-name="P112"><text:span text:style-name="T1"/></text:p>
      <text:p text:style-name="P72"/>
      <text:p text:style-name="P72"/>
      <text:p text:style-name="P72"/>
      <text:p text:style-name="P72"/>
      <text:p text:style-name="P85"/>
      <text:p text:style-name="P110"><text:span text:style-name="Strong_20_Emphasis"><text:span text:style-name="T9"/></text:span></text:p>
      <text:p text:style-name="P110"><text:span text:style-name="Strong_20_Emphasis"><text:span text:style-name="T9"/></text:span></text:p>
      <text:p text:style-name="P110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88">De quelle couleur est ce panneau ?</text:p>
      <text:p text:style-name="P72">What color is this sign?</text:p>
      <text:p text:style-name="P72">[ di kel kulur e squ pa-no ? ]</text:p>
      <text:p text:style-name="P72"/>
      <text:p text:style-name="P72">De quelle couleur" → Of what color</text:p>
      <text:p text:style-name="P72"/>
      <text:p text:style-name="P72">"est ce panneau" → is this sign</text:p>
      <text:p text:style-name="P72"/>
      <text:p text:style-name="P88">Ce panneau est rouge.</text:p>
      <text:p text:style-name="P72">This sign is red.</text:p>
      <text:p text:style-name="P72">[Squ pa-no e ruxġ]</text:p>
      <text:p text:style-name="P72"/>
      <text:p text:style-name="P72">--------------------------------</text:p>
      <text:p text:style-name="P72"/>
      <text:p text:style-name="P88">Le dessin animé est en couleur ?</text:p>
      <text:p text:style-name="P72">Is the cartoon in color?</text:p>
      <text:p text:style-name="P72">[ le dis-sa anime et_qo kulur ? ]</text:p>
      <text:p text:style-name="P72"/>
      <text:p text:style-name="P72">"Le dessin animé" → The cartoon</text:p>
      <text:p text:style-name="P72">"est en couleur" → is in color</text:p>
      <text:p text:style-name="P72"/>
      <text:p text:style-name="P88">Oui, le dessin animé est en couleur.</text:p>
      <text:p text:style-name="P72"><text:soft-page-break/>Yes, the cartoon is in color.</text:p>
      <text:p text:style-name="P72">[ wi, le dessa anime et_qo kulur ]</text:p>
      <text:p text:style-name="P72"/>
      <text:p text:style-name="P72">--------------------------------</text:p>
      <text:p text:style-name="P72"/>
      <text:p text:style-name="P88">Cette émission télé est en couleur ?</text:p>
      <text:p text:style-name="P72">Is this TV show in color?</text:p>
      <text:p text:style-name="P72">[ set emisjon tele et_qo kulur ? ]</text:p>
      <text:p text:style-name="P72"/>
      <text:p text:style-name="P72">"Cette émission télé" → This TV show</text:p>
      <text:p text:style-name="P72">"est en couleur" → is in color</text:p>
      <text:p text:style-name="P72"/>
      <text:p text:style-name="P88">Oui, cette émission est en couleur.</text:p>
      <text:p text:style-name="P72">Yes, this show is in color.</text:p>
      <text:p text:style-name="P72">[ wi, set emisjon e_t_qo kulur ]</text:p>
      <text:p text:style-name="P72"/>
      <text:p text:style-name="P72">--------------------------------</text:p>
      <text:p text:style-name="P72"/>
      <text:p text:style-name="P88">Ceci est un stylo rouge.</text:p>
      <text:p text:style-name="P72">This is a red pen.</text:p>
      <text:p text:style-name="P72">[ se-si et_qa stilo ruxġ ]</text:p>
      <text:p text:style-name="P72"/>
      <text:p text:style-name="P72">"Ceci est" → This is</text:p>
      <text:p text:style-name="P72">"un stylo rouge" → a red pen</text:p>
      <text:p text:style-name="P72"/>
      <text:p text:style-name="P72">--------------------------------</text:p>
      <text:p text:style-name="P72"/>
      <text:p text:style-name="P88">Ce morceau de papier est bleu.</text:p>
      <text:p text:style-name="P72">This piece of paper is blue.</text:p>
      <text:p text:style-name="P72">[ sq m<text:span text:style-name="T66">o</text:span>rso <text:s text:c="4"/>di papje <text:s text:c="4"/>e blu ]</text:p>
      <text:p text:style-name="P72"/>
      <text:p text:style-name="P72">"Ce morceau de papier" → This piece of paper</text:p>
      <text:p text:style-name="P72">"est bleu" → is blue</text:p>
      <text:p text:style-name="P72"/>
      <text:p text:style-name="P72">--------------------------------</text:p>
      <text:p text:style-name="P72"/>
      <text:p text:style-name="P72">French<text:tab/> <text:s text:c="25"/>English<text:tab/> <text:s text:c="19"/>Use</text:p>
      <text:p text:style-name="P72">Ce<text:tab/> <text:s text:c="8"/>[sq] <text:s text:c="9"/>This (masc.)<text:tab/> <text:s text:c="17"/>Before masculine singular noun</text:p>
      <text:p text:style-name="P72">Cette<text:tab/> <text:s text:c="8"/>[set] <text:s text:c="8"/>This (fem.)<text:tab/> <text:s text:c="17"/>Before feminine singular noun</text:p>
      <text:p text:style-name="P72">Cet<text:tab/> <text:s text:c="8"/>[set] <text:s text:c="8"/>This (masc. + vowel/h)<text:tab/> <text:s text:c="3"/>Before masculine noun starting with a vowel or silent h</text:p>
      <text:p text:style-name="P72">Ces<text:tab/> <text:s text:c="8"/>[s<text:span text:style-name="T67">i</text:span>] <text:s text:c="10"/>These (plural)<text:tab/> <text:s text:c="17"/>Before plural nouns (any gender)</text:p>
      <text:p text:style-name="P72">Ceci / Cela / Ça<text:tab/>[sesi] <text:s text:c="7"/>This / That<text:tab/> <text:s text:c="15"/>Standalone / abstract 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5-22T19:47:10.067379226</dc:date>
    <meta:editing-duration>PT15H20M37S</meta:editing-duration>
    <meta:editing-cycles>107</meta:editing-cycles>
    <meta:generator>LibreOffice/24.2.7.2$Linux_X86_64 LibreOffice_project/420$Build-2</meta:generator>
    <meta:document-statistic meta:table-count="3" meta:image-count="0" meta:object-count="0" meta:page-count="39" meta:paragraph-count="800" meta:word-count="7423" meta:character-count="33032" meta:non-whitespace-character-count="25098"/>
  </office:meta>
</office:document-meta>
</file>